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: What is JSX, and how is it used in a react application</text:p>
      <text:p text:style-name="Standard"/>
      <text:p text:style-name="Standard">A: JSX, or JavaScript XML, is a syntax extension for JavaScript that is commonly used with React </text:p>
      <text:p text:style-name="Standard">to describe what the UI should look like. It allows developers to write HTML-like code within </text:p>
      <text:p text:style-name="Standard">JavaScript, making it easier to create and visualize the structure of React components.</text:p>
      <text:p text:style-name="Standard"/>
      <text:p text:style-name="Standard">Q: Data flows from parent to child via props. - Child components can have their own state.</text:p>
      <text:p text:style-name="Standard"><text:s/>- State updates in child components can trigger re-renders and potentially change props</text:p>
      <text:p text:style-name="Standard"><text:s/>in the parent component.</text:p>
      <text:p text:style-name="Standard"/>
      <text:p text:style-name="Standard">A: In summary, props are used for passing data from parent to child components, while state is used</text:p>
      <text:p text:style-name="Standard"><text:s/>for managing mutable data within a component. Understanding how to effectively use state and </text:p>
      <text:p text:style-name="Standard"><text:s/>props is crucial for building dynamic and responsive React applications.</text:p>
      <text:p text:style-name="Standard"><text:s/></text:p>
      <text:p text:style-name="Standard"><text:s/>Props (Properties):</text:p>
      <text:p text:style-name="Standard">Props are short for "properties".</text:p>
      <text:p text:style-name="Standard">They are used to pass data from a parent component to a child component.</text:p>
      <text:p text:style-name="Standard">Props are read-only and cannot be modified by the child component.</text:p>
      <text:p text:style-name="Standard">They allow for component reusability and data flow in React applications.</text:p>
      <text:p text:style-name="Standard"/>
      <text:p text:style-name="Standard">State:</text:p>
      <text:p text:style-name="Standard">State is used to manage data that can change over time within a component.</text:p>
      <text:p text:style-name="Standard">Unlike props, state is mutable and can be updated by the component itself.</text:p>
      <text:p text:style-name="Standard">State is local to the component and cannot be accessed directly by other components.</text:p>
      <text:p text:style-name="Standard">It allows components to respond to user input, server responses, or other events.</text:p>
      <text:p text:style-name="Standard"/>
      <text:p text:style-name="Standard">Q: Can you explain the difference between a class and a functional components in React?</text:p>
      <text:p text:style-name="Standard"/>
      <text:p text:style-name="Standard">A:{</text:p>
      <text:p text:style-name="Standard">Class Components:</text:p>
      <text:p text:style-name="Standard">Class components are ES6 classes that extend from React.Component. They were the primary way to </text:p>
      <text:p text:style-name="Standard">create components before the introduction of hooks in React 16.8</text:p>
      <text:p text:style-name="Standard"/>
      <text:p text:style-name="Standard">Functional Components:</text:p>
      <text:p text:style-name="Standard">Functional components are plain JavaScript functions that return JSX. They were originally </text:p>
      <text:p text:style-name="Standard">stateless, but with the introduction of hooks, they can now manage state and side effects.}</text:p>
      <text:p text:style-name="Standard"/>
      <text:p text:style-name="Standard">Q: How do front-end and back-end technologies differ, and how do they fit together to build</text:p>
      <text:p text:style-name="Standard"><text:s/>a full-stack application</text:p>
      <text:p text:style-name="Standard"/>
      <text:p text:style-name="Standard">To understand how front-end and back-end technologies differ and how they fit together to </text:p>
      <text:p text:style-name="Standard">build a full-stack </text:p>
      <text:p text:style-name="Standard">application, let's break this down into several key areas:</text:p>
      <text:p text:style-name="Standard"/>
      <text:p text:style-name="Standard">Definition and Scope</text:p>
      <text:p text:style-name="Standard">Technologies and Frameworks</text:p>
      <text:p text:style-name="Standard">Responsibilities</text:p>
      <text:p text:style-name="Standard">Communication</text:p>
      <text:p text:style-name="Standard">Full-Stack Integration</text:p>
      <text:p text:style-name="Standard"><text:soft-page-break/>Let's explore each of these areas:</text:p>
      <text:p text:style-name="Standard"/>
      <text:p text:style-name="Standard">Definition and Scope:</text:p>
      <text:p text:style-name="Standard">Front-End: The front-end, or client-side, refers to the part of a web application that </text:p>
      <text:p text:style-name="Standard">users interact with directly. It encompasses everything that users see and experience </text:p>
      <text:p text:style-name="Standard">in their web browsers.</text:p>
      <text:p text:style-name="Standard"/>
      <text:p text:style-name="Standard">Back-End: The back-end, or server-side, refers to the part of a web application that </text:p>
      <text:p text:style-name="Standard">handles data processing, storage, and business logic. It operates behind the scenes, </text:p>
      <text:p text:style-name="Standard">away from the user's view.</text:p>
      <text:p text:style-name="Standard"/>
      <text:p text:style-name="Standard">Technologies and Frameworks:</text:p>
      <text:p text:style-name="Standard">Front-End Technologies: - HTML, CSS, and JavaScript are the core technologies - </text:p>
      <text:p text:style-name="Standard">Frameworks and libraries like React, Angular, or Vue.js - CSS preprocessors like </text:p>
      <text:p text:style-name="Standard">SASS or LESS - Build tools like Webpack or Parcel</text:p>
      <text:p text:style-name="Standard"/>
      <text:p text:style-name="Standard">Back-End Technologies: - Server-side languages like Node.js (JavaScript), Python, </text:p>
      <text:p text:style-name="Standard">Ruby, Java, or PHP - Frameworks like Express.js (Node.js), Django (Python), Ruby </text:p>
      <text:p text:style-name="Standard">on Rails, Spring (Java), or Laravel (PHP) - Databases (SQL and NoSQL) like MySQL, </text:p>
      <text:p text:style-name="Standard">PostgreSQL, MongoDB, or Redis - API design (REST or GraphQL)</text:p>
      <text:p text:style-name="Standard"/>
      <text:p text:style-name="Standard">Responsibilities:</text:p>
      <text:p text:style-name="Standard">Front-End Responsibilities: - Creating user interfaces and user experiences (UI/UX)</text:p>
      <text:p text:style-name="Standard"><text:s/>- Implementing responsive design for various devices - Handling client-side logic </text:p>
      <text:p text:style-name="Standard"><text:s/>and state management - Making API calls to the back-end - Managing client-side </text:p>
      <text:p text:style-name="Standard"><text:s/>routing and navigation</text:p>
      <text:p text:style-name="Standard"/>
      <text:p text:style-name="Standard">Back-End Responsibilities: - Handling business logic and server-side processing - </text:p>
      <text:p text:style-name="Standard">Managing database interactions and data storage - Implementing authentication and </text:p>
      <text:p text:style-name="Standard">authorization - Creating and managing APIs for front-end consumption - Handling </text:p>
      <text:p text:style-name="Standard">server-side rendering (if applicable)</text:p>
      <text:p text:style-name="Standard"/>
      <text:p text:style-name="Standard">Communication:</text:p>
      <text:p text:style-name="Standard">Front-End and Back-End Communication: - They communicate primarily through APIs </text:p>
      <text:p text:style-name="Standard">(Application Programming Interfaces) - Common protocols used are HTTP/HTTPS for </text:p>
      <text:p text:style-name="Standard">REST APIs and WebSocket for real-time communication - Data is typically exchanged </text:p>
      <text:p text:style-name="Standard">in JSON format, although XML and other formats can also be used</text:p>
      <text:p text:style-name="Standard"/>
      <text:p text:style-name="Standard">Full-Stack Integration:</text:p>
      <text:p text:style-name="Standard">To illustrate how front-end and back-end technologies fit together to build a </text:p>
      <text:p text:style-name="Standard">full-stack application, let's create a simple example of a full-stack application </text:p>
      <text:p text:style-name="Standard">that allows users to create and view notes.</text:p>
      <text:p text:style-name="Standard"/>
      <text:p text:style-name="Standard"/>
      <text:p text:style-name="Standard">Q: eplain the difference between GET, POST, PUT, and DELETE requests and when to use each one.</text:p>
      <text:p text:style-name="Standard">A:</text:p>
      <text:p text:style-name="Standard">GET:</text:p>
      <text:p text:style-name="Standard">Retrieves data from a server</text:p>
      <text:p text:style-name="Standard">Should be idempotent (multiple identical requests should have the same effect as a single request)</text:p>
      <text:p text:style-name="Standard"><text:soft-page-break/>Typically used for fetching resources or data</text:p>
      <text:p text:style-name="Standard">Can include query parameters in the URL</text:p>
      <text:p text:style-name="Standard">Caches responses by default</text:p>
      <text:p text:style-name="Standard"/>
      <text:p text:style-name="Standard">GET: Use GET when you want to retrieve data from the server without modifying any resources. For example:</text:p>
      <text:p text:style-name="Standard">Fetching a list of products from an e-commerce API</text:p>
      <text:p text:style-name="Standard">Searching for users in a social media application</text:p>
      <text:p text:style-name="Standard">Loading a blog post by its ID</text:p>
      <text:p text:style-name="Standard"/>
      <text:p text:style-name="Standard">POST: Use POST when you want to create a new resource on the server. For example:</text:p>
      <text:p text:style-name="Standard">Submitting a contact form</text:p>
      <text:p text:style-name="Standard">Creating a new user account</text:p>
      <text:p text:style-name="Standard">Adding a new item to a shopping cart</text:p>
      <text:p text:style-name="Standard"/>
      <text:p text:style-name="Standard">POST:</text:p>
      <text:p text:style-name="Standard">Sends data to a server to create a new resource</text:p>
      <text:p text:style-name="Standard">Not idempotent (multiple identical requests may create multiple resources)</text:p>
      <text:p text:style-name="Standard">Typically used for submitting forms or creating new entries</text:p>
      <text:p text:style-name="Standard">Sends data in the request body</text:p>
      <text:p text:style-name="Standard">Does not cache responses by default</text:p>
      <text:p text:style-name="Standard"/>
      <text:p text:style-name="Standard">PUT: Use PUT when you want to update an existing resource completely. For example:</text:p>
      <text:p text:style-name="Standard">Updating a user's profile information</text:p>
      <text:p text:style-name="Standard">Replacing the content of a blog post</text:p>
      <text:p text:style-name="Standard">Updating all items in a shopping cart</text:p>
      <text:p text:style-name="Standard"/>
      <text:p text:style-name="Standard">PUT:</text:p>
      <text:p text:style-name="Standard">Sends data to a server to update an existing resource</text:p>
      <text:p text:style-name="Standard">Idempotent (multiple identical requests should have the same effect as a single request)</text:p>
      <text:p text:style-name="Standard">Typically used for updating entire resources</text:p>
      <text:p text:style-name="Standard">Sends data in the request body</text:p>
      <text:p text:style-name="Standard">Does not cache responses by default</text:p>
      <text:p text:style-name="Standard"/>
      <text:p text:style-name="Standard">DELETE: Use DELETE when you want to remove a resource from the server. For example:</text:p>
      <text:p text:style-name="Standard">Deleting a user account</text:p>
      <text:p text:style-name="Standard">Removing an item from a shopping cart</text:p>
      <text:p text:style-name="Standard">Deleting a blog post</text:p>
      <text:p text:style-name="Standard"/>
      <text:p text:style-name="Standard">DELETE:</text:p>
      <text:p text:style-name="Standard">Requests the removal of a resource from the server</text:p>
      <text:p text:style-name="Standard">Idempotent (multiple identical requests should have the same effect as a single request)</text:p>
      <text:p text:style-name="Standard">Typically used for deleting resources</text:p>
      <text:p text:style-name="Standard">Does not send a request body</text:p>
      <text:p text:style-name="Standard">Does not cache responses by defaul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2:51:58.717000000</meta:creation-date>
    <dc:date>2024-11-26T12:52:45.763000000</dc:date>
    <meta:editing-duration>PT47S</meta:editing-duration>
    <meta:editing-cycles>1</meta:editing-cycles>
    <meta:document-statistic meta:table-count="0" meta:image-count="0" meta:object-count="0" meta:page-count="3" meta:paragraph-count="115" meta:word-count="981" meta:character-count="6184" meta:non-whitespace-character-count="5281"/>
    <meta:generator>LibreOffice/7.5.2.2$Windows_X86_64 LibreOffice_project/53bb9681a964705cf672590721dbc85eb4d0c3a2</meta:generator>
  </office:meta>
</office:document-meta>
</file>